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7.9in" table:align="margins"/>
    </style:style>
    <style:style style:name="Table1.A" style:family="table-column">
      <style:table-column-properties style:column-width="3.95in" style:rel-column-width="32767*"/>
    </style:style>
    <style:style style:name="Table1.B" style:family="table-column">
      <style:table-column-properties style:column-width="3.9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8" style:family="paragraph" style:parent-style-name="Standard">
      <style:paragraph-properties fo:padding="0.0291in" fo:border-left="none" fo:border-right="none" fo:border-top="none" fo:border-bottom="0.0008in solid #000000" style:join-border="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list-style-name="L1"/>
    <style:style style:name="P11" style:family="paragraph" style:parent-style-name="Standard">
      <style:text-properties fo:font-weight="normal" style:font-weight-asian="normal" style:font-weight-complex="normal"/>
    </style:style>
    <style:style style:name="P12" style:family="paragraph" style:parent-style-name="Standard" style:list-style-name="L1">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8pt" fo:font-weight="normal" style:font-size-asian="8pt" style:font-weight-asian="normal" style:font-size-complex="8pt" style:font-weight-complex="normal"/>
    </style:style>
    <style:style style:name="T5"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mekoin API Specification</text:p>
      <text:p text:style-name="P2">Last Updated April 24, 2013</text:p>
      <text:p text:style-name="P7"/>
      <text:p text:style-name="Standard"/>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P7"/>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1">http://myserver:80/timekoin/api.php?action=pk_balance&amp;hash=MyHashCodeHere</text:p>
      <text:p text:style-name="Standard"/>
      <text:p text:style-name="Standard">POST DATA NAME = [<text:span text:style-name="T1">public_key</text:span><text:span text:style-name="T3">] </text:span><text:span text:style-name="T4">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P5">Result: 5</text:p>
      <text:p text:style-name="Standard"/>
      <text:p text:style-name="P7"/>
      <text:p text:style-name="Standard"/>
      <text:p text:style-name="P4">Public Key Actions</text:p>
      <text:p text:style-name="Standard"/>
      <text:p text:style-name="P1">Action</text:p>
      <text:p text:style-name="Standard">pk_balance</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balance for the provided public key as whole numbers with no formatting. <text:span text:style-name="T2">Example:</text:span> 1, 55, or 9999</text:p>
      <text:p text:style-name="Standard">If the key does not exist, then 0 will be returned.</text:p>
      <text:p text:style-name="P8">If the key does exist and happens to have a balance of 0, then 0 will also be returned.</text:p>
      <text:p text:style-name="Standard"/>
      <text:p text:style-name="P1">Action</text:p>
      <text:p text:style-name="Standard">pk_gen_amt</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amount of Timekoins currently being generated by the provided public key or 0 if the public key is not in the generation list.</text:p>
      <text:p text:style-name="P9">Action</text:p>
      <text:p text:style-name="Standard">pk_history</text:p>
      <text:p text:style-name="Standard"/>
      <text:p text:style-name="P1">Parameters</text:p>
      <text:list xml:id="list4850792202851776270" text:style-name="L1">
        <text:list-item>
          <text:p text:style-name="P10">Timekoin Public Key in POST Data field named <text:span text:style-name="T1">public_key</text:span><text:span text:style-name="T3"> in Base64 Encoded Format</text:span></text:p>
        </text:list-item>
        <text:list-item>
          <text:p text:style-name="P10"><text:span text:style-name="T3">How many transactions from the transactions history to retrieve in POST Data field named </text:span><text:span text:style-name="T1">last</text:span><text:span text:style-name="T3"> in whole Integer Format with a Maximum value of 100 and minimum value of 1. Any values higher or lower than the range will be considered just 1</text:span></text:p>
        </text:list-item>
        <text:list-item>
          <text:p text:style-name="P10"><text:span text:style-name="T3">Retrieve transactions </text:span><text:span text:style-name="T5">sent to</text:span><text:span text:style-name="T3"> the public key is specified by using the POST Data field with the name </text:span><text:span text:style-name="T1">sent_to</text:span><text:span text:style-name="T3"> set to a value of 1 (or TRUE)</text:span></text:p>
        </text:list-item>
        <text:list-item>
          <text:p text:style-name="P10"><text:span text:style-name="T3">Retrieve transactions </text:span><text:span text:style-name="T5">sent from</text:span><text:span text:style-name="T3"> the public key is specified by using the POST Data field with the name </text:span><text:span text:style-name="T1">sent_from</text:span><text:span text:style-name="T3"> set to a value of 1 (or TRUE)</text:span></text:p>
          <text:p text:style-name="P12"/>
        </text:list-item>
      </text:list>
      <text:p text:style-name="P1">Description</text:p>
      <text:p text:style-name="Standard">Returns the transaction history of a public key in the following format.</text:p>
      <text:p text:style-name="Standard"><text:span text:style-name="T3">If neither field of </text:span><text:span text:style-name="T1">sent_to</text:span><text:span text:style-name="T3"> or </text:span><text:span text:style-name="T1">sent_from</text:span><text:span text:style-name="T3"> is set, the action will fail and return 0 (or FALSE)</text:span></text:p>
      <text:p text:style-name="Standard"><text:span text:style-name="T3">Only one transaction direction per query can be done. You can not mix </text:span><text:span text:style-name="T1">sent_to</text:span><text:span text:style-name="T3"> and </text:span><text:span text:style-name="T1">sent_from</text:span><text:span text:style-name="T3"> at the same time.</text:span></text:p>
      <text:p text:style-name="P6">If the public key is not found, the action will fail and no data will be returned.</text:p>
      <text:p text:style-name="Standard"/>
      <text:p text:style-name="Standard">Example Output Format</text:p>
      <text:p text:style-name="Standard">---TIMESTAMP=&lt;timestamp of transaction&gt;</text:p>
      <text:p text:style-name="Standard">---FROM=&lt;public key that sent the transaction to the public key being queried&gt;</text:p>
      <text:p text:style-name="Standard">---TO=&lt;public key that was sent a transaction from the public key being queried&gt;</text:p>
      <text:p text:style-name="Standard">---AMOUNT=&lt;amount of transaction&gt;</text:p>
      <text:p text:style-name="Standard">---VERIFY=&lt;verification level&gt;</text:p>
      <text:p text:style-name="Standard">---MESSAGE=&lt;any encoded message in transaction&gt;---END</text:p>
      <text:p text:style-name="Standard"/>
      <text:p text:style-name="Standard">The newest transaction starts with 1 and others follow in order as 2,3,4 until the amounts being queries are complete.</text:p>
      <text:p text:style-name="Standard">Example output</text:p>
      <table:table table:name="Table1" table:style-name="Table1">
        <table:table-column table:style-name="Table1.A"/>
        <table:table-column table:style-name="Table1.B"/>
        <table:table-row>
          <table:table-cell table:style-name="Table1.A1" office:value-type="string">
            <text:p text:style-name="Standard">---TIMESTAMP1=1234567890</text:p>
            <text:p text:style-name="Standard">---FROM1=&lt;public key in base64&gt;</text:p>
            <text:p text:style-name="Standard">---TO1=&lt;public key in base64&gt;</text:p>
            <text:p text:style-name="Standard">---AMOUNT1=55</text:p>
            <text:p text:style-name="Standard">---VERIFY1=22</text:p>
            <text:p text:style-name="Standard">---MESSAGE1=thanks for the help--END1</text:p>
          </table:table-cell>
          <table:table-cell table:style-name="Table1.B1" office:value-type="string">
            <text:p text:style-name="Standard">---TIMESTAMP2=1234567892</text:p>
            <text:p text:style-name="Standard">---FROM2=&lt;public key in base64&gt;</text:p>
            <text:p text:style-name="Standard">---TO2=&lt;public key in base64&gt;</text:p>
            <text:p text:style-name="Standard">---AMOUNT2=3</text:p>
            <text:p text:style-name="Standard">---VERIFY2=127</text:p>
            <text:p text:style-name="Standard">---MESSAGE2=---END2</text:p>
          </table:table-cell>
        </table:table-row>
      </table:table>
      <text:p text:style-name="P8"><text:line-break/><text:line-break/></text:p>
      <text:p text:style-name="P1">Action</text:p>
      <text:p text:style-name="Standard">pk_valid</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1 (or TRUE) if the Public Key has any kind of history of transactions associated with. Returns 0 (or FALSE) if the Public Key has no history of transactions associated with it. This is a way to test for a valid Public Key before a transaction is sent, but can not tell the user if a Public Key that has been created, but never used, is valid or not.</text:p>
      <text:p text:style-name="P9">Action</text:p>
      <text:p text:style-name="Standard">pk_recv</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a total of *all* the Timekoins ever received by the provided public key.</text:p>
      <text:p text:style-name="Standard"/>
      <text:p text:style-name="Standard"/>
      <text:p text:style-name="Standard"/>
      <text:p text:style-name="Standard"/>
      <text:p text:style-name="P7"/>
      <text:p text:style-name="Standard"/>
      <text:p text:style-name="P4">Transaction Functions</text:p>
      <text:p text:style-name="P1">Action</text:p>
      <text:p text:style-name="Standard">send_tk</text:p>
      <text:p text:style-name="Standard"/>
      <text:p text:style-name="P1">Parameters</text:p>
      <text:list xml:id="list4938508825130947513" text:style-name="L2">
        <text:list-item>
          <text:p text:style-name="P15">Timestamp in POST Data field named <text:span text:style-name="T1">timestamp</text:span> in whole Integer Unix Time Format</text:p>
        </text:list-item>
        <text:list-item>
          <text:p text:style-name="P15">Public Key in POST Data field named <text:span text:style-name="T1">public_key</text:span><text:span text:style-name="T3"> in Base64 Encoded Format</text:span></text:p>
        </text:list-item>
        <text:list-item>
          <text:p text:style-name="P15"><text:span text:style-name="T3">Crypt1 Data in POST Data field named </text:span><text:span text:style-name="T1">crypt_data1</text:span><text:span text:style-name="T3"> in Base64 Encoded Format</text:span></text:p>
        </text:list-item>
        <text:list-item>
          <text:p text:style-name="P15"><text:span text:style-name="T3">Crypt2 Data in POST Data field named </text:span><text:span text:style-name="T1">crypt_data2</text:span><text:span text:style-name="T3"> in Base64 Encoded Format</text:span></text:p>
        </text:list-item>
        <text:list-item>
          <text:p text:style-name="P15"><text:span text:style-name="T3">Crypt3 Data in POST Data field named </text:span><text:span text:style-name="T1">crypt_data3</text:span><text:span text:style-name="T3"> in Base64 Encoded Format</text:span></text:p>
        </text:list-item>
        <text:list-item>
          <text:p text:style-name="P15"><text:span text:style-name="T3">Transaction SHA Hash Data in POST Data field named </text:span><text:span text:style-name="T1">hash</text:span></text:p>
        </text:list-item>
        <text:list-item>
          <text:p text:style-name="P15"><text:span text:style-name="T3">Transaction Attribute Data in POST Data field named </text:span><text:span text:style-name="T1">attribute</text:span></text:p>
        </text:list-item>
        <text:list-item>
          <text:p text:style-name="P13">Qhash Data in POST Data field name <text:span text:style-name="T1">qhash</text:span></text:p>
        </text:list-item>
      </text:list>
      <text:p text:style-name="Standard"/>
      <text:p text:style-name="Standard"/>
      <text:p text:style-name="Standard"/>
      <text:p text:style-name="P1">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7"/>
      <text:p text:style-name="Standard"/>
      <text:p text:style-name="P4">Status Actions</text:p>
      <text:p text:style-name="P1">Action</text:p>
      <text:p text:style-name="Standard">tk_hash_status</text:p>
      <text:p text:style-name="Standard"/>
      <text:p text:style-name="P1">Parameters</text:p>
      <text:p text:style-name="P6">Hashcode in GET request</text:p>
      <text:p text:style-name="Standard"/>
      <text:p text:style-name="P1">Description</text:p>
      <text:p text:style-name="Standard">Returns TRUE if the Hashcode is valid for any type of usage and NULL if the Hashcode is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 NA</meta:initial-creator>
    <meta:creation-date>2013-04-18T20:39:42</meta:creation-date>
    <meta:generator>OpenOffice.org/3.4.1$Unix OpenOffice.org_project/341m1$Build-9593</meta:generator>
    <dc:date>2013-04-24T23:25:19</dc:date>
    <dc:creator>NA NA</dc:creator>
    <meta:editing-duration>PT7H56M12S</meta:editing-duration>
    <meta:editing-cycles>28</meta:editing-cycles>
    <dc:title>Timekoin API Specfification</dc:title>
    <meta:document-statistic meta:table-count="1" meta:image-count="0" meta:object-count="0" meta:page-count="3" meta:paragraph-count="90" meta:word-count="828" meta:character-count="5377"/>
  </office:meta>
</office:document-meta>
</file>